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3f" officeooo:paragraph-rsid="000d203f"/>
    </style:style>
    <style:style style:name="P2" style:family="paragraph" style:parent-style-name="Standard">
      <style:text-properties officeooo:rsid="000e2105" officeooo:paragraph-rsid="000e2105"/>
    </style:style>
    <style:style style:name="P3" style:family="paragraph" style:parent-style-name="Standard">
      <style:text-properties officeooo:rsid="000e2105" officeooo:paragraph-rsid="00117d56"/>
    </style:style>
    <style:style style:name="P4" style:family="paragraph" style:parent-style-name="Standard">
      <style:text-properties officeooo:rsid="000ef510" officeooo:paragraph-rsid="000ef510"/>
    </style:style>
    <style:style style:name="P5" style:family="paragraph" style:parent-style-name="Standard">
      <style:text-properties officeooo:rsid="000ef510" officeooo:paragraph-rsid="00117d56"/>
    </style:style>
    <style:style style:name="P6" style:family="paragraph" style:parent-style-name="Standard">
      <style:text-properties officeooo:rsid="000f9453" officeooo:paragraph-rsid="000f9453"/>
    </style:style>
    <style:style style:name="P7" style:family="paragraph" style:parent-style-name="Standard">
      <style:text-properties officeooo:rsid="00117d56" officeooo:paragraph-rsid="00117d56"/>
    </style:style>
    <style:style style:name="P8" style:family="paragraph" style:parent-style-name="Standard">
      <style:text-properties officeooo:rsid="0012ff81" officeooo:paragraph-rsid="0012ff81"/>
    </style:style>
    <style:style style:name="P9" style:family="paragraph" style:parent-style-name="Standard">
      <style:text-properties officeooo:rsid="0015642f" officeooo:paragraph-rsid="0015642f"/>
    </style:style>
    <style:style style:name="P10" style:family="paragraph" style:parent-style-name="Standard">
      <style:text-properties officeooo:rsid="00166348" officeooo:paragraph-rsid="00166348"/>
    </style:style>
    <style:style style:name="P11" style:family="paragraph" style:parent-style-name="Standard">
      <style:text-properties officeooo:rsid="00177942" officeooo:paragraph-rsid="00177942"/>
    </style:style>
    <style:style style:name="P12" style:family="paragraph" style:parent-style-name="Standard">
      <style:text-properties officeooo:rsid="0017a8ab" officeooo:paragraph-rsid="0017a8ab"/>
    </style:style>
    <style:style style:name="P13" style:family="paragraph" style:parent-style-name="Standard">
      <style:text-properties officeooo:rsid="0017a8ab" officeooo:paragraph-rsid="001978d4"/>
    </style:style>
    <style:style style:name="P14" style:family="paragraph" style:parent-style-name="Standard">
      <style:text-properties officeooo:rsid="000e2105" officeooo:paragraph-rsid="000e2105"/>
    </style:style>
    <style:style style:name="P15" style:family="paragraph" style:parent-style-name="Standard">
      <style:text-properties officeooo:rsid="000e2105" officeooo:paragraph-rsid="0017a8ab"/>
    </style:style>
    <style:style style:name="P16" style:family="paragraph" style:parent-style-name="Standard">
      <style:text-properties officeooo:rsid="000e2105" officeooo:paragraph-rsid="001978d4"/>
    </style:style>
    <style:style style:name="P17" style:family="paragraph" style:parent-style-name="Standard">
      <style:text-properties officeooo:rsid="000ef510" officeooo:paragraph-rsid="000ef510"/>
    </style:style>
    <style:style style:name="P18" style:family="paragraph" style:parent-style-name="Standard">
      <style:text-properties officeooo:rsid="000ef510" officeooo:paragraph-rsid="0017a8ab"/>
    </style:style>
    <style:style style:name="P19" style:family="paragraph" style:parent-style-name="Standard">
      <style:text-properties officeooo:rsid="000d203f" officeooo:paragraph-rsid="000d203f"/>
    </style:style>
    <style:style style:name="P20" style:family="paragraph" style:parent-style-name="Standard">
      <style:text-properties officeooo:rsid="001978d4" officeooo:paragraph-rsid="001978d4"/>
    </style:style>
    <style:style style:name="T1" style:family="text">
      <style:text-properties officeooo:rsid="000d203f"/>
    </style:style>
    <style:style style:name="T2" style:family="text">
      <style:text-properties officeooo:rsid="000e2105"/>
    </style:style>
    <style:style style:name="T3" style:family="text">
      <style:text-properties officeooo:rsid="000f9453"/>
    </style:style>
    <style:style style:name="T4" style:family="text">
      <style:text-properties officeooo:rsid="00117d56"/>
    </style:style>
    <style:style style:name="T5" style:family="text">
      <style:text-properties officeooo:rsid="00166348"/>
    </style:style>
    <style:style style:name="T6" style:family="text">
      <style:text-properties officeooo:rsid="00177942"/>
    </style:style>
    <style:style style:name="T7" style:family="text">
      <style:text-properties officeooo:rsid="0017a8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:</text:p>
      <text:p text:style-name="P1"/>
      <text:p text:style-name="P1">Enemy</text:p>
      <text:p text:style-name="P12">hp</text:p>
      <text:p text:style-name="P1"/>
      <text:p text:style-name="P1"/>
      <text:p text:style-name="P1">Weapon</text:p>
      <text:p text:style-name="P20">switching weapons function</text:p>
      <text:p text:style-name="P2"/>
      <text:p text:style-name="P1"/>
      <text:p text:style-name="P1"/>
      <text:p text:style-name="P2">Ouchie Objects</text:p>
      <text:p text:style-name="P13">position</text:p>
      <text:p text:style-name="P16">movement <text:span text:style-name="T7">vector v (?)</text:span></text:p>
      <text:p text:style-name="P20">movement function</text:p>
      <text:p text:style-name="P2"/>
      <text:p text:style-name="P1"/>
      <text:p text:style-name="P1"/>
      <text:p text:style-name="P1">Player</text:p>
      <text:p text:style-name="P3">hp</text:p>
      <text:p text:style-name="P3">position</text:p>
      <text:p text:style-name="P3"/>
      <text:p text:style-name="P5">functions needed for:</text:p>
      <text:p text:style-name="P5">mov<text:span text:style-name="T4">ement:</text:span></text:p>
      <text:p text:style-name="P7">horizontal movement</text:p>
      <text:p text:style-name="P7">vertical movement</text:p>
      <text:p text:style-name="P5">taking a good look</text:p>
      <text:p text:style-name="P1"/>
      <text:p text:style-name="P1"/>
      <text:p text:style-name="P1">Levels</text:p>
      <text:p text:style-name="P1"/>
      <text:p text:style-name="P1"/>
      <text:p text:style-name="P1"/>
      <text:p text:style-name="P1"/>
      <text:p text:style-name="P1"><text:tab/>Subclasses Enemy:</text:p>
      <text:p text:style-name="P2"><text:tab/><text:tab/>Different Enemies:</text:p>
      <text:p text:style-name="P12">model</text:p>
      <text:p text:style-name="P12">texture</text:p>
      <text:p text:style-name="P2">random action with movement, with different attacks:</text:p>
      <text:p text:style-name="P2">melee or ouchie object</text:p>
      <text:p text:style-name="P1"/>
      <text:p text:style-name="P1"/>
      <text:p text:style-name="P1"/>
      <text:p text:style-name="P1"/>
      <text:p text:style-name="P1"/>
      <text:p text:style-name="P1"/>
      <text:p text:style-name="P1"><text:tab/>Subclasses Weapon:</text:p>
      <text:p text:style-name="P18">switching weapon</text:p>
      <text:p text:style-name="P2"/>
      <text:p text:style-name="P1"><text:tab/><text:tab/>Different Weapon Types (for player only): </text:p>
      <text:p text:style-name="P2">model, texture</text:p>
      <text:p text:style-name="P4">function needed for:</text:p>
      <text:p text:style-name="P4"><text:soft-page-break/>shooting <text:span text:style-name="T1">→ Summon </text:span><text:span text:style-name="T2">Ouchie Objects or do melee damag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bclasses <text:span text:style-name="T2">Ouchie Object</text:span>:</text:p>
      <text:p text:style-name="P2"><text:tab/>Ouchie Object types:</text:p>
      <text:p text:style-name="P2"/>
      <text:p text:style-name="P2"><text:tab/><text:tab/>Area Effect:</text:p>
      <text:p text:style-name="P15"/>
      <text:p text:style-name="P12"><text:tab/><text:tab/><text:tab/>Various Area Effects:</text:p>
      <text:p text:style-name="P12"/>
      <text:p text:style-name="P20">texture</text:p>
      <text:p text:style-name="P20">model</text:p>
      <text:p text:style-name="P20">hostility</text:p>
      <text:p text:style-name="P2">hit frequency</text:p>
      <text:p text:style-name="P4"><text:span text:style-name="T3">functions </text:span>needed for:</text:p>
      <text:p text:style-name="P6">hit</text:p>
      <text:p text:style-name="P2"/>
      <text:p text:style-name="P2"><text:tab/><text:tab/>Projectile:</text:p>
      <text:p text:style-name="P2"/>
      <text:p text:style-name="P12"><text:tab/><text:tab/><text:tab/>Various projectiles:</text:p>
      <text:p text:style-name="P20">texture</text:p>
      <text:p text:style-name="P20">model</text:p>
      <text:p text:style-name="P20">hostility</text:p>
      <text:p text:style-name="P4">function needed for:</text:p>
      <text:p text:style-name="P4">hit</text:p>
      <text:p text:style-name="P2"/>
      <text:p text:style-name="P1"/>
      <text:p text:style-name="P8">MAIN:</text:p>
      <text:p text:style-name="P1"/>
      <text:p text:style-name="P11">game:</text:p>
      <text:p text:style-name="P10"><text:span text:style-name="T6">for</text:span> projectile hit other object:</text:p>
      <text:p text:style-name="P10"><text:tab/>projectile hit function</text:p>
      <text:p text:style-name="P11">for area effect:</text:p>
      <text:p text:style-name="P11"><text:tab/>area effect hit function</text:p>
      <text:p text:style-name="P10">if player hp &lt;= 0:</text:p>
      <text:p text:style-name="P10"><text:tab/>player ded function</text:p>
      <text:p text:style-name="P10">if mouse movement:</text:p>
      <text:p text:style-name="P10"><text:tab/>player mouse movement function</text:p>
      <text:p text:style-name="P10">if movement key pressed:</text:p>
      <text:p text:style-name="P10"><text:tab/>player movement function</text:p>
      <text:p text:style-name="P11">for ouchie object:</text:p>
      <text:p text:style-name="P9"><text:soft-page-break/><text:tab/>ouchie object movement <text:span text:style-name="T5">function</text:span></text:p>
      <text:p text:style-name="P10">if mouse clicked:</text:p>
      <text:p text:style-name="P10"><text:tab/><text:span text:style-name="T7">weapon</text:span> attack function</text:p>
      <text:p text:style-name="P11">for enemy:</text:p>
      <text:p text:style-name="P10"><text:tab/>enemy action function</text:p>
      <text:p text:style-name="P9">update scr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47:22.352255966</meta:creation-date>
    <dc:date>2025-01-29T09:29:08.801280078</dc:date>
    <meta:editing-duration>PT30M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66" meta:word-count="162" meta:character-count="1101" meta:non-whitespace-character-count="979"/>
  </office:meta>
</office:document-meta>
</file>